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963cm" svg:height="8.416cm" svg:x="0.029cm" svg:y="1.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05-26T13:28:13.061051333</dc:date>
    <meta:editing-duration>PT2M59S</meta:editing-duration>
    <meta:editing-cycles>18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964cm" svg:height="8.417cm" xlink:href="." xlink:type="simple" chart:class="chart:scatter" chart:style-name="ch1">
        <chart:plot-area chart:style-name="ch2" chart:data-source-has-labels="both" svg:x="0.299cm" svg:y="0.168cm" svg:width="14.366cm" svg:height="8.081cm">
          <chartooo:coordinate-region svg:x="0.841cm" svg:y="0.367cm" svg:width="13.73cm" svg:height="7.683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0627905195293134">
                <text:p>-0.0627905195293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0627905195293136">
                <text:p>-0.06279051952931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0627905195293133">
                <text:p>0.06279051952931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368124552684679">
                <text:p>0.3681245526846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125333233564305">
                <text:p>0.1253332335643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0627905195293133">
                <text:p>0.06279051952931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0.0627905195293128">
                <text:p>-0.06279051952931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0.187381314585724">
                <text:p>-0.1873813145857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0.929776485888252">
                <text:p>-0.9297764858882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0.68454710592869">
                <text:p>-0.684547105928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.425779291565074">
                <text:p>-0.4257792915650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0.187381314585726">
                <text:p>-0.1873813145857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0.0627905195293134">
                <text:p>-0.06279051952931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3.67394039744206E-016">
                <text:p>-3.67394039744206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